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ials of the Damned</text:p>
      <text:p text:style-name="Standard">Action Role Playing Game Framework</text:p>
      <text:p text:style-name="Standard"/>
      <text:list xml:id="list2424582229901265764" text:style-name="L1">
        <text:list-item>
          <text:p text:style-name="P1">Controller</text:p>
          <text:list>
            <text:list-item>
              <text:p text:style-name="P1">PlayerController</text:p>
            </text:list-item>
            <text:list-item>
              <text:p text:style-name="P1">AIController</text:p>
            </text:list-item>
          </text:list>
        </text:list-item>
        <text:list-item>
          <text:p text:style-name="P1">UnitManager</text:p>
        </text:list-item>
        <text:list-item>
          <text:p text:style-name="P1">Unit</text:p>
        </text:list-item>
        <text:list-item>
          <text:p text:style-name="P1">Ability</text:p>
          <text:list>
            <text:list-item>
              <text:p text:style-name="P1">BullRush</text:p>
            </text:list-item>
            <text:list-item>
              <text:p text:style-name="P1">Fire</text:p>
            </text:list-item>
            <text:list-item>
              <text:p text:style-name="P1">Hammer</text:p>
            </text:list-item>
            <text:list-item>
              <text:p text:style-name="P1">Pounce</text:p>
            </text:list-item>
            <text:list-item>
              <text:p text:style-name="P1">Prime_Ability</text:p>
            </text:list-item>
            <text:list-item>
              <text:p text:style-name="P1">Scream</text:p>
            </text:list-item>
            <text:list-item>
              <text:p text:style-name="P1">Slash</text:p>
            </text:list-item>
            <text:list-item>
              <text:p text:style-name="P1">Spin</text:p>
            </text:list-item>
            <text:list-item>
              <text:p text:style-name="P1">Throw</text:p>
            </text:list-item>
          </text:list>
        </text:list-item>
        <text:list-item>
          <text:p text:style-name="P1">Buff</text:p>
          <text:list>
            <text:list-item>
              <text:p text:style-name="P1">ForcedMovement</text:p>
              <text:list>
                <text:list-item>
                  <text:p text:style-name="P1">Charge</text:p>
                </text:list-item>
              </text:list>
            </text:list-item>
            <text:list-item>
              <text:p text:style-name="P1">Fire_Aura</text:p>
            </text:list-item>
            <text:list-item>
              <text:p text:style-name="P1">Flinch</text:p>
            </text:list-item>
            <text:list-item>
              <text:p text:style-name="P1">Prime_Buff</text:p>
            </text:list-item>
            <text:list-item>
              <text:p text:style-name="P1">Silence</text:p>
            </text:list-item>
          </text:list>
        </text:list-item>
        <text:list-item>
          <text:p text:style-name="P1">Effect</text:p>
          <text:list>
            <text:list-item>
              <text:p text:style-name="P1">ApplyBuff</text:p>
            </text:list-item>
            <text:list-item>
              <text:p text:style-name="P1">ApplyForce</text:p>
            </text:list-item>
            <text:list-item>
              <text:p text:style-name="P1">Damage</text:p>
            </text:list-item>
            <text:list-item>
              <text:p text:style-name="P1">LaunchProjectile</text:p>
            </text:list-item>
            <text:list-item>
              <text:p text:style-name="P1">Projectile</text:p>
            </text:list-item>
            <text:list-item>
              <text:p text:style-name="P1">SearchArea</text:p>
            </text:list-item>
          </text:list>
        </text:list-item>
      </text:list>
      <text:p text:style-name="Standard"/>
      <text:p text:style-name="Standard"/>
      <text:p text:style-name="Standard">Attach a controller, a UnitManager, a NavmeshAgent, and an Animator to a game object.</text:p>
      <text:p text:style-name="Standard">The Unit manager has unit stats, and abilities. <text:s/>Set the unit properties in the unit manager.</text:p>
      <text:p text:style-name="Standard"/>
      <text:p text:style-name="Standard">UnitManagerEditor - </text:p>
      <text:p text:style-name="Standard"><text:tab/>Add and remove controller, NavmeshAgent, and Anima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Roesch</meta:initial-creator>
    <meta:creation-date>2016-02-01T12:59:47</meta:creation-date>
    <dc:date>2016-02-17T01:22:19</dc:date>
    <dc:creator>Tyler Roesch</dc:creator>
    <meta:editing-duration>P10DT12H23M19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1" meta:paragraph-count="35" meta:word-count="106" meta:character-count="576"/>
  </office:meta>
</office:document-meta>
</file>